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 office:value-type="string">
            <text:p>Let's report to the SDU Commander, first.</text:p>
          </table:table-cell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isten well, foolish humans!!</text:p>
          </table:table-cell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 office:value-type="string">
            <text:p>My name is Carat, the Duchess of Hellfire! I am
the Goddess who shall henceforth reign over
your world!</text:p>
          </table:table-cell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 office:value-type="string">
            <text:p>Resistance is futile!
Lay down your arms, and accept your new ruler!</text:p>
          </table:table-cell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 office:value-type="string">
            <text:p>Several hundred years ago, the Heavenly Maiden
defended the world from my forces, regrettably
foiling my invasion...</text:p>
          </table:table-cell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 office:value-type="string">
            <text:p>And then, she sealed my body away, inflicting
upon me great angeesh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 office:value-type="string">
            <text:p>...Huh? I read it wrong? What? ... An-gu-ish?</text:p>
          </table:table-cell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 office:value-type="string">
            <text:p>I told you we should have done more practice
runs! Geez!!</text:p>
          </table:table-cell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 office:value-type="string">
            <text:p>...Great anguish—a slight I cannot ignore...!</text:p>
          </table:table-cell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 office:value-type="string">
            <text:p>NPCs</text:p>
          </table:table-cell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